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874d7"/>
    </style:style>
    <style:style style:name="P2" style:family="paragraph" style:parent-style-name="Standard">
      <style:text-properties fo:font-weight="bold" officeooo:rsid="00202bcb" officeooo:paragraph-rsid="00202bcb" style:font-weight-asian="bold" style:font-weight-complex="bold"/>
    </style:style>
    <style:style style:name="P3" style:family="paragraph" style:parent-style-name="Standard">
      <style:text-properties fo:font-weight="bold" officeooo:rsid="002874d7" officeooo:paragraph-rsid="002874d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2745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U4L5 German <text:tab/><text:tab/><text:tab/><text:tab/><text:tab/><text:tab/><text:tab/><text:tab/><text:tab/><text:tab/></text:span><text:span text:style-name="Emphasis"><text:span text:style-name="T2">ß ä ë ï ö ü</text:span></text:span> </text:p>
      <text:p text:style-name="P2"/>
      <text:p text:style-name="P3"/>
      <text:p text:style-name="P3">Review: Accusative Prepositions</text:p>
      <text:p text:style-name="P3"/>
      <text:p text:style-name="P3"><text:tab/><text:span text:style-name="T1">for<text:tab/><text:tab/><text:tab/><text:tab/>für den</text:span></text:p>
      <text:p text:style-name="P3"><text:span text:style-name="T1"><text:tab/>through<text:tab/><text:tab/><text:tab/>durch das</text:span></text:p>
      <text:p text:style-name="P3"><text:span text:style-name="T1"><text:tab/>without<text:tab/><text:tab/><text:tab/>ohne den</text:span></text:p>
      <text:p text:style-name="P3"><text:span text:style-name="T1"><text:tab/>against<text:tab/><text:tab/><text:tab/><text:tab/>gegen deine</text:span></text:p>
      <text:p text:style-name="P3"><text:span text:style-name="T1"><text:tab/>around, at (a time)<text:tab/><text:tab/>um, um den</text:span></text:p>
      <text:p text:style-name="P3"/>
      <text:p text:style-name="P3">..</text:p>
      <text:p text:style-name="P3"/>
      <text:p text:style-name="P3">Dative Prepositions</text:p>
      <text:p text:style-name="P3"/>
      <text:p text:style-name="P3"><text:tab/><text:span text:style-name="T1">aus<text:tab/><text:tab/><text:tab/><text:tab/>out of, from (a country)</text:span></text:p>
      <text:p text:style-name="P3"><text:span text:style-name="T1"><text:tab/>außer<text:tab/><text:tab/><text:tab/><text:tab/>in addition to, except for, besides</text:span></text:p>
      <text:p text:style-name="P3"><text:span text:style-name="T1"><text:tab/>bei<text:tab/><text:tab/><text:tab/><text:tab/>at (a person's house, a place of buisness)</text:span></text:p>
      <text:p text:style-name="P3"><text:span text:style-name="T1"><text:tab/>mit<text:tab/><text:tab/><text:tab/><text:tab/>with</text:span></text:p>
      <text:p text:style-name="P3"><text:span text:style-name="T1"><text:tab/>nach<text:tab/><text:tab/><text:tab/><text:tab/>after, to (a geological place), according to</text:span></text:p>
      <text:p text:style-name="P3"><text:span text:style-name="T1"><text:tab/>seit<text:tab/><text:tab/><text:tab/><text:tab/>since (a time or period of time)</text:span></text:p>
      <text:p text:style-name="P3"><text:span text:style-name="T1"><text:tab/>von<text:tab/><text:tab/><text:tab/><text:tab/>from, by (an author, etc.)</text:span></text:p>
      <text:p text:style-name="P3"><text:span text:style-name="T1"><text:tab/>zu<text:tab/><text:tab/><text:tab/><text:tab/>to (a building or non-geographical place)</text:span></text:p>
      <text:p text:style-name="P3"/>
      <text:p text:style-name="P3">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5-23T12:08:51.617294568</dc:date>
    <meta:editing-duration>PT1H20M15S</meta:editing-duration>
    <meta:editing-cycles>17</meta:editing-cycles>
    <meta:generator>LibreOffice/4.4.7.2$Linux_X86_64 LibreOffice_project/40$Build-2</meta:generator>
    <meta:document-statistic meta:table-count="0" meta:image-count="0" meta:object-count="0" meta:page-count="1" meta:paragraph-count="18" meta:word-count="87" meta:character-count="512" meta:non-whitespace-character-count="384"/>
  </office:meta>
</office:document-meta>
</file>